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f9070" officeooo:paragraph-rsid="001f907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3333ff" style:font-name="Arial" fo:font-size="12pt" officeooo:rsid="001f9070" officeooo:paragraph-rsid="001f907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3333ff" style:font-name="Arial" fo:font-size="12pt" officeooo:rsid="00202cb6" officeooo:paragraph-rsid="00202cb6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transparent" loext:char-shading-value="0"/>
    </style:style>
    <style:style style:name="T6" style:family="text">
      <style:text-properties style:text-underline-style="none" fo:background-color="transparent" loext:char-shading-value="0"/>
    </style:style>
    <style:style style:name="T7" style:family="text">
      <style:text-properties style:text-underline-style="none" fo:background-color="#ffff00" loext:char-shading-value="0"/>
    </style:style>
    <style:style style:name="T8" style:family="text">
      <style:text-properties fo:color="#ff0000" officeooo:rsid="0023b50c"/>
    </style:style>
    <style:style style:name="T9" style:family="text">
      <style:text-properties fo:background-color="#ff45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LA BIBLIOTECA</text:p>
      <text:p text:style-name="P3"/>
      <text:p text:style-name="P2">Una biblioteca privada de gran volum, constituïda per <text:span text:style-name="T1">socis-lectors</text:span> que abonen una <text:span text:style-name="T4">quota mensual</text:span>, desitja informatitzar el seu funcionament i per això us demana que dissenyeu una base de dades que s'adeqüi a les seves necessitats.</text:p>
      <text:p text:style-name="P2"/>
      <text:p text:style-name="P3">1</text:p>
      <text:p text:style-name="P2">El <text:span text:style-name="T5">títol</text:span><text:span text:style-name="T6"> de cada obra</text:span> de l'esmentada biblioteca <text:span text:style-name="T4">és únic</text:span>, és a dir, <text:span text:style-name="T1">obres</text:span> diferents tenen títols diferents. En general, una obra ha estat escrita per un o més <text:span text:style-name="T1">autors</text:span> en un ordre que figura en les primeres pàgines de l'obra, i una obra pot constar de diversos <text:span text:style-name="T7">volums</text:span> o toms.</text:p>
      <text:p text:style-name="P2"/>
      <text:p text:style-name="P4">2</text:p>
      <text:p text:style-name="P2">A més, a causa de l'elevat nombre d'assidus lectors, es disposa de diversos <text:span text:style-name="T1">exemplars</text:span> de les obres més populars, encara que de vegades no de tots els volums o toms.</text:p>
      <text:p text:style-name="P2">Particularment en obres de caràcter científic s'han d'anar incorporant noves <text:span text:style-name="T1">edicions</text:span> de determinades obres, que lògicament, interessen molt més.</text:p>
      <text:p text:style-name="P2"/>
      <text:p text:style-name="P4">3</text:p>
      <text:p text:style-name="P2">Alguns socis <text:span text:style-name="T9">sol·liciten</text:span> les obres especificant el seu títol exacte, però uns altres simplement recorden un autor o autors, que no sempre és el primer o primers en la llista que figura en les primeres pàgines de l'obra corresponent. <text:span text:style-name="T8">(vol dir que una obra té N autors)</text:span></text:p>
      <text:p text:style-name="P2"/>
      <text:p text:style-name="P4">4</text:p>
      <text:p text:style-name="P2">A causa del gran volum de llibres i a l'especialització d'alguns socis, es desitja poder accedir també per <text:span text:style-name="T1">subtemes</text:span> a diversos nivells; per exemple, si algú demana llibres sobre "informàtica", li apareixeran com subtemes "programació", "sistemes operatius", "bases de dades", "informàtica aplicada a medicina", etc .; I si demana llibres de "medicina", li apareixen els subtemes "anatomia", "patologia", "informàtica aplicada a medicina", etc.</text:p>
      <text:p text:style-name="P2"/>
      <text:p text:style-name="P2">Quan adquireix una obra, la biblioteca <text:span text:style-name="T3">assigna</text:span> a cada exemplar un <text:span text:style-name="T4">número de referència</text:span>, amb el qual entre altres coses es facilita la seva localització en el dipòsit de llibres.</text:p>
      <text:p text:style-name="P2"/>
      <text:p text:style-name="P4">5</text:p>
      <text:p text:style-name="P2">Cada soci té dret de retirar en <text:span text:style-name="T1">préstec</text:span> els llibres que desitgi, per un període de 15 dies prorrogables a altres 15 dies, sempre que els exemplars estiguin disponibles o no sol·licitats per altres socis. </text:p>
      <text:p text:style-name="P2"/>
      <text:p text:style-name="P4">6</text:p>
      <text:p text:style-name="P2">Si en sol·licitar una obra en préstec, aquesta no està disponible, el soci pot situar-se a la <text:span text:style-name="T1">cua d'espera</text:span> per ser avisat en qualsevol moment en què la seva sol·licitud pugui ser atesa (és a dir, quan un altre soci torni el llibre).</text:p>
      <text:p text:style-name="P2"/>
      <text:p text:style-name="P2">Els socis també poden consultar el llibre o llibres que desitgin a la <text:span text:style-name="T2">sala de lectura</text:span> magníficament condicionada al costat dels llibres.</text:p>
      <text:p text:style-name="P2">Dissenyar el model E-R (CHEN) correspon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1T19:15:32.464000000</meta:creation-date>
    <dc:date>2020-10-28T19:46:56.342252228</dc:date>
    <meta:editing-duration>PT24M3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90" meta:character-count="2332" meta:non-whitespace-character-count="1959"/>
  </office:meta>
</office:document-meta>
</file>